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start" style:justify-single-word="false"/>
      <style:text-properties officeooo:rsid="0037c104" officeooo:paragraph-rsid="001dc2e9"/>
    </style:style>
    <style:style style:name="P2" style:family="paragraph" style:parent-style-name="Preformatted_20_Text">
      <style:paragraph-properties fo:margin-top="0cm" fo:margin-bottom="0.499cm" loext:contextual-spacing="false"/>
      <style:text-properties officeooo:paragraph-rsid="001dc2e9"/>
    </style:style>
    <style:style style:name="P3" style:family="paragraph" style:parent-style-name="Standard">
      <style:text-properties officeooo:rsid="001d07a6" officeooo:paragraph-rsid="001d07a6"/>
    </style:style>
    <style:style style:name="P4" style:family="paragraph" style:parent-style-name="Standard">
      <style:paragraph-properties fo:text-align="start" style:justify-single-word="false"/>
      <style:text-properties fo:color="#000000" fo:font-size="14pt" fo:font-weight="normal" officeooo:rsid="003df46a" officeooo:paragraph-rsid="001dc2e9"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color="#000000" fo:font-size="14pt" fo:font-weight="normal" officeooo:rsid="00343298" officeooo:paragraph-rsid="001dc2e9"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color="#000000" fo:font-size="14pt" fo:font-weight="normal" officeooo:rsid="0034fb13" officeooo:paragraph-rsid="001dc2e9"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color="#000000" fo:font-size="14pt" fo:font-weight="normal" officeooo:rsid="00355c21" officeooo:paragraph-rsid="001dc2e9"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color="#000000" fo:font-size="14pt" fo:font-weight="normal" officeooo:rsid="0035d82f" officeooo:paragraph-rsid="001dc2e9"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color="#000000" fo:font-size="14pt" fo:font-weight="normal" officeooo:rsid="003914db" officeooo:paragraph-rsid="001dc2e9"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color="#000000" fo:font-size="14pt" fo:font-weight="normal" officeooo:rsid="0037c104" officeooo:paragraph-rsid="001dc2e9"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color="#000000" fo:font-size="14pt" fo:font-weight="normal" officeooo:rsid="003bae16" officeooo:paragraph-rsid="001dc2e9"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color="#000000" fo:font-size="14pt" fo:font-weight="normal" officeooo:rsid="003c4c5f" officeooo:paragraph-rsid="001dc2e9"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color="#000000" fo:font-size="14pt" fo:font-weight="normal" officeooo:rsid="001e29c5" officeooo:paragraph-rsid="001e29c5"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color="#000000" fo:font-size="14pt" fo:font-weight="normal" officeooo:rsid="00206691" officeooo:paragraph-rsid="00206691"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color="#000000" fo:font-size="14pt" fo:font-weight="normal" officeooo:rsid="00225b4c" officeooo:paragraph-rsid="00225b4c"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color="#000000" fo:font-size="14pt" fo:font-weight="normal" officeooo:rsid="00232063" officeooo:paragraph-rsid="00232063" style:font-size-asian="14pt" style:font-weight-asian="normal" style:font-size-complex="14pt" style:font-weight-complex="normal"/>
    </style:style>
    <style:style style:name="P17" style:family="paragraph" style:parent-style-name="Standard">
      <style:paragraph-properties fo:text-align="center" style:justify-single-word="false"/>
      <style:text-properties fo:color="#000000" fo:font-size="14pt" fo:font-weight="normal" officeooo:rsid="00232063" officeooo:paragraph-rsid="00232063"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color="#000000" fo:font-size="14pt" fo:font-weight="normal" officeooo:rsid="002807b9" officeooo:paragraph-rsid="002807b9" style:font-size-asian="14pt" style:font-weight-asian="normal" style:font-size-complex="14pt" style:font-weight-complex="normal"/>
    </style:style>
    <style:style style:name="P19" style:family="paragraph" style:parent-style-name="Standard">
      <style:paragraph-properties fo:text-align="center" style:justify-single-word="false"/>
      <style:text-properties fo:color="#000000" fo:font-size="14pt" fo:font-weight="normal" officeooo:rsid="00373943" officeooo:paragraph-rsid="00373943"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color="#000000" fo:font-size="14pt" fo:font-weight="normal" officeooo:rsid="002df412" officeooo:paragraph-rsid="002df412"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color="#000000" fo:font-size="14pt" fo:font-weight="normal" officeooo:rsid="002fe620" officeooo:paragraph-rsid="002fe620"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color="#000000" fo:font-size="14pt" fo:font-weight="normal" officeooo:rsid="0033ac9b" officeooo:paragraph-rsid="0036ba12"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color="#000000" fo:font-size="14pt" fo:font-weight="normal" officeooo:rsid="0039c186" officeooo:paragraph-rsid="0039c186"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color="#000000" fo:font-size="14pt" fo:font-weight="normal" officeooo:rsid="003b691d" officeooo:paragraph-rsid="003b691d" style:font-size-asian="12.25pt" style:font-weight-asian="normal" style:font-size-complex="14pt" style:font-weight-complex="normal"/>
    </style:style>
    <style:style style:name="P25" style:family="paragraph" style:parent-style-name="Standard">
      <style:paragraph-properties fo:text-align="center" style:justify-single-word="false"/>
      <style:text-properties fo:color="#000000" fo:font-size="14pt" fo:font-weight="normal" officeooo:rsid="003bfc3b" officeooo:paragraph-rsid="003bfc3b"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color="#000000" fo:font-size="14pt" fo:font-weight="normal" officeooo:rsid="003bfc3b" officeooo:paragraph-rsid="003bfc3b"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color="#000000" fo:font-size="14pt" fo:font-weight="normal" officeooo:rsid="003e2309" officeooo:paragraph-rsid="003e2309"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color="#000000" fo:font-size="14pt" fo:font-weight="normal" officeooo:rsid="003f0c34" officeooo:paragraph-rsid="003f0c34"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color="#000000" fo:font-size="14pt" fo:font-weight="normal" officeooo:rsid="00455637" officeooo:paragraph-rsid="00455637"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color="#000000" fo:font-size="14pt" fo:font-weight="normal" officeooo:rsid="00463bc3" officeooo:paragraph-rsid="00463bc3"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color="#000000" fo:font-size="14pt" fo:font-weight="normal" officeooo:rsid="0047f4bc" officeooo:paragraph-rsid="0047f4bc"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color="#000000" fo:font-size="14pt" fo:font-weight="normal" officeooo:rsid="0049b35b" officeooo:paragraph-rsid="0049b35b"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color="#000000" fo:font-size="14pt" fo:font-weight="normal" officeooo:rsid="004d8c48" officeooo:paragraph-rsid="004d8c48"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color="#000000" fo:font-size="14pt" fo:font-weight="bold" officeooo:rsid="003914db" officeooo:paragraph-rsid="001dc2e9" style:font-size-asian="14pt" style:font-weight-asian="bold" style:font-size-complex="14pt" style:font-weight-complex="bold"/>
    </style:style>
    <style:style style:name="P35" style:family="paragraph" style:parent-style-name="Standard">
      <style:paragraph-properties fo:text-align="center" style:justify-single-word="false"/>
      <style:text-properties fo:color="#000000" fo:font-size="16pt" fo:font-weight="normal" officeooo:rsid="00373943" officeooo:paragraph-rsid="00373943" style:font-size-asian="16pt" style:font-weight-asian="normal" style:font-size-complex="16pt" style:font-weight-complex="normal"/>
    </style:style>
    <style:style style:name="P36" style:family="paragraph" style:parent-style-name="Standard">
      <style:paragraph-properties fo:text-align="center" style:justify-single-word="false"/>
      <style:text-properties fo:color="#000000" fo:font-size="16pt" fo:font-weight="normal" officeooo:rsid="0038777f" officeooo:paragraph-rsid="0038777f" style:font-size-asian="16pt" style:font-weight-asian="normal" style:font-size-complex="16pt" style:font-weight-complex="normal"/>
    </style:style>
    <style:style style:name="P37" style:family="paragraph" style:parent-style-name="Standard">
      <style:paragraph-properties fo:text-align="start" style:justify-single-word="false"/>
      <style:text-properties fo:color="#000000" fo:font-size="16pt" fo:font-weight="normal" officeooo:rsid="0038777f" officeooo:paragraph-rsid="0038777f" style:font-size-asian="16pt" style:font-weight-asian="normal" style:font-size-complex="16pt" style:font-weight-complex="normal"/>
    </style:style>
    <style:style style:name="P38" style:family="paragraph" style:parent-style-name="Standard">
      <style:paragraph-properties fo:text-align="start" style:justify-single-word="false"/>
      <style:text-properties fo:color="#000000" style:font-name="Liberation Serif" fo:font-size="14pt" fo:font-weight="normal" officeooo:rsid="00463bc3" officeooo:paragraph-rsid="004b3787" style:font-name-asian="Noto Sans Mono CJK SC" style:font-size-asian="12.25pt" style:font-weight-asian="normal" style:font-name-complex="Liberation Mono" style:font-size-complex="14pt" style:font-weight-complex="normal"/>
    </style:style>
    <style:style style:name="P39" style:family="paragraph" style:parent-style-name="Standard">
      <style:paragraph-properties fo:text-align="start" style:justify-single-word="false"/>
      <style:text-properties fo:color="#000000" style:font-name="Liberation Serif" fo:font-size="14pt" fo:font-weight="normal" officeooo:rsid="00463bc3" officeooo:paragraph-rsid="004b9466" style:font-name-asian="Noto Sans Mono CJK SC" style:font-size-asian="12.25pt" style:font-weight-asian="normal" style:font-name-complex="Liberation Mono" style:font-size-complex="14pt" style:font-weight-complex="normal"/>
    </style:style>
    <style:style style:name="P40" style:family="paragraph" style:parent-style-name="Standard">
      <style:paragraph-properties fo:text-align="center" style:justify-single-word="false"/>
      <style:text-properties fo:color="#ea7500" fo:font-size="16pt" fo:font-weight="normal" officeooo:rsid="001db3d9" officeooo:paragraph-rsid="001dc2e9" style:font-size-asian="16pt" style:font-weight-asian="normal" style:font-size-complex="16pt" style:font-weight-complex="normal"/>
    </style:style>
    <style:style style:name="P41" style:family="paragraph" style:parent-style-name="Standard">
      <style:paragraph-properties fo:text-align="start" style:justify-single-word="false"/>
      <style:text-properties fo:color="#ea7500" fo:font-size="16pt" fo:font-weight="normal" officeooo:rsid="001db3d9" officeooo:paragraph-rsid="001dc2e9" style:font-size-asian="16pt" style:font-weight-asian="normal" style:font-size-complex="16pt" style:font-weight-complex="normal"/>
    </style:style>
    <style:style style:name="P42" style:family="paragraph" style:parent-style-name="Standard">
      <style:paragraph-properties fo:text-align="center" style:justify-single-word="false"/>
      <style:text-properties fo:color="#ea7500" fo:font-size="16pt" fo:font-weight="normal" officeooo:rsid="001e29c5" officeooo:paragraph-rsid="001e29c5" style:font-size-asian="16pt" style:font-weight-asian="normal" style:font-size-complex="16pt" style:font-weight-complex="normal"/>
    </style:style>
    <style:style style:name="P43" style:family="paragraph" style:parent-style-name="Standard">
      <style:paragraph-properties fo:text-align="start" style:justify-single-word="false"/>
      <style:text-properties officeooo:paragraph-rsid="001dc2e9"/>
    </style:style>
    <style:style style:name="P44" style:family="paragraph" style:parent-style-name="Standard">
      <style:paragraph-properties fo:text-align="start" style:justify-single-word="false"/>
      <style:text-properties officeooo:paragraph-rsid="003f0c34"/>
    </style:style>
    <style:style style:name="P45" style:family="paragraph" style:parent-style-name="Standard">
      <style:paragraph-properties fo:text-align="start" style:justify-single-word="false"/>
      <style:text-properties officeooo:rsid="0034fb13" officeooo:paragraph-rsid="001dc2e9"/>
    </style:style>
    <style:style style:name="P46" style:family="paragraph" style:parent-style-name="Standard">
      <style:paragraph-properties fo:text-align="start" style:justify-single-word="false"/>
      <style:text-properties officeooo:rsid="0035d82f" officeooo:paragraph-rsid="001dc2e9"/>
    </style:style>
    <style:style style:name="P47" style:family="paragraph" style:parent-style-name="Standard">
      <style:paragraph-properties fo:text-align="center" style:justify-single-word="false"/>
      <style:text-properties fo:color="#ff860d" fo:font-size="16pt" fo:font-weight="normal" officeooo:rsid="002d45f2" officeooo:paragraph-rsid="002d45f2" style:font-size-asian="16pt" style:font-weight-asian="normal" style:font-size-complex="16pt" style:font-weight-complex="normal"/>
    </style:style>
    <style:style style:name="P48" style:family="paragraph" style:parent-style-name="Standard">
      <style:paragraph-properties fo:text-align="center" style:justify-single-word="false"/>
      <style:text-properties fo:color="#ff860d" fo:font-size="16pt" fo:font-weight="normal" officeooo:rsid="00373943" officeooo:paragraph-rsid="00373943" style:font-size-asian="16pt" style:font-weight-asian="normal" style:font-size-complex="16pt" style:font-weight-complex="normal"/>
    </style:style>
    <style:style style:name="P49" style:family="paragraph" style:parent-style-name="Standard">
      <style:paragraph-properties fo:text-align="center" style:justify-single-word="false"/>
      <style:text-properties fo:color="#ff860d" fo:font-size="16pt" fo:font-weight="normal" officeooo:rsid="0038777f" officeooo:paragraph-rsid="0038777f" style:font-size-asian="16pt" style:font-weight-asian="normal" style:font-size-complex="16pt" style:font-weight-complex="normal"/>
    </style:style>
    <style:style style:name="P50" style:family="paragraph" style:parent-style-name="Standard">
      <style:paragraph-properties fo:text-align="center" style:justify-single-word="false"/>
      <style:text-properties fo:color="#ff860d" fo:font-size="16pt" fo:font-weight="normal" officeooo:rsid="003bfc3b" officeooo:paragraph-rsid="003bfc3b" style:font-size-asian="16pt" style:font-weight-asian="normal" style:font-size-complex="16pt" style:font-weight-complex="normal"/>
    </style:style>
    <style:style style:name="P51" style:family="paragraph" style:parent-style-name="Standard">
      <style:paragraph-properties fo:text-align="center" style:justify-single-word="false"/>
      <style:text-properties fo:color="#ff860d" fo:font-size="16pt" fo:font-weight="normal" officeooo:rsid="003e2309" officeooo:paragraph-rsid="003e2309" style:font-size-asian="16pt" style:font-weight-asian="normal" style:font-size-complex="16pt" style:font-weight-complex="normal"/>
    </style:style>
    <style:style style:name="P52" style:family="paragraph" style:parent-style-name="Standard">
      <style:paragraph-properties fo:text-align="start" style:justify-single-word="false"/>
      <style:text-properties fo:color="#ff860d" fo:font-size="14pt" fo:font-weight="normal" officeooo:rsid="003e2309" officeooo:paragraph-rsid="003e2309"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officeooo:rsid="00427004" officeooo:paragraph-rsid="00427004"/>
    </style:style>
    <style:style style:name="P54" style:family="paragraph" style:parent-style-name="Text_20_body">
      <style:paragraph-properties fo:text-align="start" style:justify-single-word="false"/>
      <style:text-properties officeooo:paragraph-rsid="001dc2e9"/>
    </style:style>
    <style:style style:name="P55" style:family="paragraph" style:parent-style-name="Text_20_body" style:list-style-name="L1">
      <style:text-properties officeooo:paragraph-rsid="001dc2e9"/>
    </style:style>
    <style:style style:name="P56" style:family="paragraph" style:parent-style-name="Text_20_body" style:list-style-name="L1">
      <style:paragraph-properties fo:margin-top="0cm" fo:margin-bottom="0cm" loext:contextual-spacing="false"/>
      <style:text-properties officeooo:paragraph-rsid="001dc2e9"/>
    </style:style>
    <style:style style:name="T1" style:family="text">
      <style:text-properties fo:font-weight="bold" style:font-weight-asian="bold" style:font-weight-complex="bold"/>
    </style:style>
    <style:style style:name="T2" style:family="text">
      <style:text-properties fo:font-weight="bold" officeooo:rsid="001e805b" style:font-weight-asian="bold" style:font-weight-complex="bold"/>
    </style:style>
    <style:style style:name="T3" style:family="text">
      <style:text-properties fo:font-weight="bold" officeooo:rsid="001ff58b" style:font-weight-asian="bold" style:font-weight-complex="bold"/>
    </style:style>
    <style:style style:name="T4" style:family="text">
      <style:text-properties fo:font-weight="bold" officeooo:rsid="00225b4c" style:font-weight-asian="bold" style:font-weight-complex="bold"/>
    </style:style>
    <style:style style:name="T5" style:family="text">
      <style:text-properties fo:font-weight="bold" officeooo:rsid="002bd738" style:font-weight-asian="bold" style:font-weight-complex="bold"/>
    </style:style>
    <style:style style:name="T6" style:family="text">
      <style:text-properties fo:color="#000000" fo:font-size="14pt" fo:font-weight="bold" officeooo:rsid="00328d30" style:font-size-asian="14pt" style:font-weight-asian="bold" style:font-size-complex="14pt" style:font-weight-complex="bold"/>
    </style:style>
    <style:style style:name="T7" style:family="text">
      <style:text-properties fo:color="#000000" fo:font-size="14pt" fo:font-weight="bold" officeooo:rsid="0034fb13" style:font-size-asian="14pt" style:font-weight-asian="bold" style:font-size-complex="14pt" style:font-weight-complex="bold"/>
    </style:style>
    <style:style style:name="T8" style:family="text">
      <style:text-properties fo:color="#000000" fo:font-size="14pt" fo:font-weight="bold" officeooo:rsid="00343298" style:font-size-asian="14pt" style:font-weight-asian="bold" style:font-size-complex="14pt" style:font-weight-complex="bold"/>
    </style:style>
    <style:style style:name="T9" style:family="text">
      <style:text-properties fo:color="#000000" fo:font-size="14pt" fo:font-weight="bold" officeooo:rsid="00355c21" style:font-size-asian="14pt" style:font-weight-asian="bold" style:font-size-complex="14pt" style:font-weight-complex="bold"/>
    </style:style>
    <style:style style:name="T10" style:family="text">
      <style:text-properties fo:color="#000000" fo:font-size="14pt" fo:font-weight="normal" style:font-size-asian="14pt" style:font-weight-asian="normal" style:font-size-complex="14pt" style:font-weight-complex="normal"/>
    </style:style>
    <style:style style:name="T11" style:family="text">
      <style:text-properties fo:color="#000000" fo:font-size="14pt" fo:font-weight="normal" officeooo:rsid="00328d30" style:font-size-asian="14pt" style:font-weight-asian="normal" style:font-size-complex="14pt" style:font-weight-complex="normal"/>
    </style:style>
    <style:style style:name="T12" style:family="text">
      <style:text-properties fo:color="#000000" fo:font-size="14pt" fo:font-weight="normal" officeooo:rsid="00343298" style:font-size-asian="14pt" style:font-weight-asian="normal" style:font-size-complex="14pt" style:font-weight-complex="normal"/>
    </style:style>
    <style:style style:name="T13" style:family="text">
      <style:text-properties fo:color="#000000" fo:font-size="14pt" fo:font-weight="normal" officeooo:rsid="0034fb13" style:font-size-asian="14pt" style:font-weight-asian="normal" style:font-size-complex="14pt" style:font-weight-complex="normal"/>
    </style:style>
    <style:style style:name="T14" style:family="text">
      <style:text-properties fo:color="#000000" fo:font-size="14pt" fo:font-weight="normal" officeooo:rsid="00355c21" style:font-size-asian="14pt" style:font-weight-asian="normal" style:font-size-complex="14pt" style:font-weight-complex="normal"/>
    </style:style>
    <style:style style:name="T15" style:family="text">
      <style:text-properties fo:color="#000000" fo:font-size="14pt" fo:font-weight="normal" officeooo:rsid="00260e66" style:font-size-asian="14pt" style:font-weight-asian="normal" style:font-size-complex="14pt" style:font-weight-complex="normal"/>
    </style:style>
    <style:style style:name="T16" style:family="text">
      <style:text-properties fo:color="#000000" fo:font-size="14pt" fo:font-weight="normal" style:font-size-asian="12.25pt" style:font-weight-asian="normal" style:font-size-complex="14pt" style:font-weight-complex="normal"/>
    </style:style>
    <style:style style:name="T17" style:family="text">
      <style:text-properties fo:color="#000000" fo:font-size="14pt" fo:font-weight="normal" officeooo:rsid="003f0c34" style:font-size-asian="12.25pt" style:font-weight-asian="normal" style:font-size-complex="14pt" style:font-weight-complex="normal"/>
    </style:style>
    <style:style style:name="T18" style:family="text">
      <style:text-properties fo:color="#000000" fo:font-size="14pt" fo:font-weight="normal" officeooo:rsid="003ffdd8" style:font-size-asian="12.25pt" style:font-weight-asian="normal" style:font-size-complex="14pt" style:font-weight-complex="normal"/>
    </style:style>
    <style:style style:name="T19" style:family="text">
      <style:text-properties fo:color="#000000" fo:font-size="14pt" fo:font-weight="normal" officeooo:rsid="0041220f" style:font-size-asian="12.25pt" style:font-weight-asian="normal" style:font-size-complex="14pt" style:font-weight-complex="normal"/>
    </style:style>
    <style:style style:name="T20" style:family="text">
      <style:text-properties officeooo:rsid="0039ecb4"/>
    </style:style>
    <style:style style:name="T21" style:family="text">
      <style:text-properties fo:color="#ea7500" fo:font-size="16pt" fo:font-weight="normal" officeooo:rsid="001db3d9" style:font-size-asian="16pt" style:font-weight-asian="normal" style:font-size-complex="16pt" style:font-weight-complex="normal"/>
    </style:style>
    <style:style style:name="T22" style:family="text">
      <style:text-properties fo:color="#ea7500" fo:font-size="16pt" officeooo:rsid="0027259e" style:font-size-asian="16pt" style:font-size-complex="16pt"/>
    </style:style>
    <style:style style:name="T23" style:family="text">
      <style:text-properties officeooo:rsid="001e805b"/>
    </style:style>
    <style:style style:name="T24" style:family="text">
      <style:text-properties officeooo:rsid="00250d6b"/>
    </style:style>
    <style:style style:name="T25" style:family="text">
      <style:text-properties officeooo:rsid="0027259e"/>
    </style:style>
    <style:style style:name="T26" style:family="text">
      <style:text-properties officeooo:rsid="0029eb28"/>
    </style:style>
    <style:style style:name="T27" style:family="text">
      <style:text-properties officeooo:rsid="002bd738"/>
    </style:style>
    <style:style style:name="T28" style:family="text">
      <style:text-properties officeooo:rsid="002c8dfd"/>
    </style:style>
    <style:style style:name="T29" style:family="text">
      <style:text-properties officeooo:rsid="00344e24"/>
    </style:style>
    <style:style style:name="T30" style:family="text">
      <style:text-properties officeooo:rsid="00352496"/>
    </style:style>
    <style:style style:name="T31" style:family="text">
      <style:text-properties officeooo:rsid="0036ba12"/>
    </style:style>
    <style:style style:name="T32" style:family="text">
      <style:text-properties style:font-name="Liberation Serif"/>
    </style:style>
    <style:style style:name="T33" style:family="text">
      <style:text-properties style:font-name="Liberation Serif" officeooo:rsid="004b3787"/>
    </style:style>
    <style:style style:name="T34" style:family="text">
      <style:text-properties style:font-name="Liberation Serif" officeooo:rsid="004b946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PPPPPPPPPPPPPPPPPPPPPPPrimera iteraionc</text:p>
      <text:p text:style-name="P3"/>
      <text:p text:style-name="P3"/>
      <text:p text:style-name="P3"/>
      <text:p text:style-name="P40"/>
      <text:p text:style-name="P42">index.html <text:span text:style-name="T25">Escritorio</text:span></text:p>
      <text:p text:style-name="P40"/>
      <text:p text:style-name="P43"><text:span text:style-name="T6">El recurso CSS </text:span><text:span text:style-name="T7">externo </text:span><text:span text:style-name="T6">de fontawesome all.css</text:span><text:span text:style-name="T11"> está bloqueando el primer renderizado de la página. Está situado en el HEAD y no es un recurso crítico. </text:span><text:span text:style-name="T12">En el fichero </text:span><text:span text:style-name="T7">all.css</text:span><text:span text:style-name="T13"> </text:span><text:span text:style-name="T8">estamos cargando todos los iconos de Fontawesome, cuando solo necesitamos uno </text:span><text:span text:style-name="T12">(la flecha para subir arriba de la página).</text:span></text:p>
      <text:p text:style-name="P5"/>
      <text:p text:style-name="P45"><text:span text:style-name="T12">S</text:span><text:span text:style-name="T10">olución: He inserado el código SVG en el documento HTML y eliminado la llamada <text:s/>al recuros de fontawesome </text:span><text:span text:style-name="T15">desde los documentos HTML y también para la construcción del proyecto en el package.json</text:span><text:span text:style-name="T10">.</text:span></text:p>
      <text:p text:style-name="P6"/>
      <text:p text:style-name="P43"><text:span text:style-name="T14">El otro recurso que bloquea el renderizado es la llamada a Google Fonts. Para que haya fuente siempre disponible en el documento al renderizar el parámetro de font-display está en valor </text:span><text:span text:style-name="T9">swap </text:span><text:span text:style-name="T14">(</text:span><text:span text:style-name="T10">No establece  tiempo de bloqueo para la fuente </text:span><text:span text:style-name="T14">que se va a cargar</text:span><text:span text:style-name="T10">y un tiempo infinito de intercambio, </text:span><text:span text:style-name="T14">es decir la fuente por defecto</text:span><text:span text:style-name="T10">.</text:span><text:span text:style-name="T14">)</text:span></text:p>
      <text:p text:style-name="P7"/>
      <text:p text:style-name="P46"><text:span text:style-name="T14">U</text:span><text:span text:style-name="T10">tilizamos Preconnect para comunicar al navegador que vamos a conectar con un dominio y que queremos que vaya estableciendo una conexión para después resulte más rápido hacer peticiones.</text:span></text:p>
      <text:p text:style-name="P8"/>
      <text:p text:style-name="P9">La hoja de estilos de Google fonts la cargamos asincronamente mediante </text:p>
      <text:p text:style-name="P9"/>
      <text:p text:style-name="P34">rel= preload <text:s/><text:span text:style-name="T20">href=”styles.css” <text:s text:c="2"/>as </text:span>style.</text:p>
      <text:p text:style-name="P10"/>
      <text:p text:style-name="P11">onload=”this.onload=null” </text:p>
      <text:p text:style-name="P10"/>
      <text:p text:style-name="P1"><text:span text:style-name="Source_20_Text"><text:span text:style-name="T10">&lt;link rel="preload" href="styles.css" as="style" onload="this.onload=null;this.rel='stylesheet'"&gt;</text:span></text:span></text:p>
      <text:p text:style-name="P1"><text:span text:style-name="Source_20_Text"><text:span text:style-name="T10"/></text:span></text:p>
      <text:p text:style-name="P2"><text:span text:style-name="Source_20_Text">&lt;noscript&gt;&lt;link rel="stylesheet" href="styles.css"&gt;&lt;/noscript&gt;</text:span></text:p>
      <text:p text:style-name="P54"><text:span text:style-name="Source_20_Text"><text:span text:style-name="T21">link rel="preload" as="style"</text:span></text:span><text:span text:style-name="T21"> requests the stylesheet asynchronously. You can learn more about </text:span><text:span text:style-name="Source_20_Text"><text:span text:style-name="T21">preload</text:span></text:span><text:span text:style-name="T21"> in the </text:span><text:a xlink:type="simple" xlink:href="https://web.dev/preload-critical-assets" text:style-name="Internet_20_link" text:visited-style-name="Visited_20_Internet_20_Link">Preload critical assets guide</text:a><text:span text:style-name="T21">.</text:span></text:p>
      <text:list xml:id="list486490458" text:style-name="L1">
        <text:list-item>
          <text:p text:style-name="P56">The <text:span text:style-name="Source_20_Text">onload</text:span> attribute in the <text:span text:style-name="Source_20_Text">link</text:span> allows the CSS to be processed when it finishes loading.</text:p>
        </text:list-item>
        <text:list-item>
          <text:p text:style-name="P56">"nulling" the <text:span text:style-name="Source_20_Text">onload</text:span> handler once it is used helps some browsers avoid re-calling the handler upon switching the rel attribute.</text:p>
        </text:list-item>
        <text:list-item>
          <text:p text:style-name="P55">The reference to the stylesheet inside of a <text:span text:style-name="Source_20_Text">noscript</text:span> element works as a fallback for browsers that don't execute JavaScript.</text:p>
        </text:list-item>
      </text:list>
      <text:p text:style-name="P41"><text:soft-page-break/></text:p>
      <text:p text:style-name="P40"/>
      <text:p text:style-name="P40"/>
      <text:p text:style-name="P40"/>
      <text:p text:style-name="P12">Con velocidad 3G vemos que realmente el valor swap funciona cuando cargamos la fuente, entonces al cargarla asíncronamente estamos ganando tiempo de carga porque no hay bloqueo en la primera renderización.</text:p>
      <text:p text:style-name="P12"/>
      <text:p text:style-name="P4">Para cargar las fuentes no utilizamos el ‘<text:span text:style-name="T1">import’ </text:span><text:s/>disponible de Google fonts ya que con la opción <text:span text:style-name="T1">link </text:span>cargamos varias versiones de la fuente y nos aseguramos de que el navegador aceptará alguna de las versiones, de la otra manera nos arriesgamso a que la fuente se renderice incorrectamente.</text:p>
      <text:p text:style-name="P4"/>
      <text:p text:style-name="P4"/>
      <text:p text:style-name="P4"/>
      <text:p text:style-name="P13">Vamos a optimizar las imágenes con <text:span text:style-name="T1">Imagemin reduciendo la calidad un 40 % aproximadamente </text:span><text:span text:style-name="T23">mediante la configuración del fichero </text:span><text:span text:style-name="T2">imgemin.config.js </text:span><text:span text:style-name="T3">para el formato JPEG</text:span><text:span text:style-name="T1">.</text:span></text:p>
      <text:p text:style-name="P13"><text:span text:style-name="T1"/></text:p>
      <text:p text:style-name="P13"><text:span text:style-name="T1"/></text:p>
      <text:p text:style-name="P14"><text:span text:style-name="T1">Evita encadenar solicitudes críticas </text:span><text:span text:style-name="T4">de la siguiente manera</text:span><text:span text:style-name="T1">:</text:span></text:p>
      <text:p text:style-name="P14"><text:span text:style-name="T1"/></text:p>
      <text:p text:style-name="P15">Realiza llamada asincronas de los recursos cuando sea posible.</text:p>
      <text:p text:style-name="P16">Carga primero los recursos más críticos para minimizar el camino crítico <text:span text:style-name="T24">(como la llamada de google fonts la hemos convertido en asíncrona es mejor llamar a nuestros estilos propios en segundo orden ya que estos no se pueden llamar asíncronamente)</text:span>. </text:p>
      <text:p text:style-name="P16"/>
      <text:p text:style-name="P16"/>
      <text:p text:style-name="P16"/>
      <text:p text:style-name="P17"><text:line-break/><text:span text:style-name="T22">Index.html movil</text:span></text:p>
      <text:p text:style-name="P17"><text:span text:style-name="T22"/></text:p>
      <text:p text:style-name="P18">Su<text:span text:style-name="T25">R</text:span>educe el tiempo de respuesta inicial del servidor: <text:span text:style-name="T26">El servidor ha tardado más de 600ms en responder </text:span><text:span text:style-name="T28">(1490ms en concreto) </text:span><text:span text:style-name="T26">desde la petición del documento. </text:span><text:span text:style-name="T5">Miraremos la configuración en netlify</text:span></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oft-page-break/><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47"><text:span text:style-name="T27">C</text:span>ategorías escritorio</text:p>
      <text:p text:style-name="P47"/>
      <text:p text:style-name="P47"/>
      <text:p text:style-name="P20">Use tamaño adecuado para las imagenes.</text:p>
      <text:p text:style-name="P20"/>
      <text:p text:style-name="P20"/>
      <text:p text:style-name="P21">Las imágenes no tienen width y height explícitos!!!!</text:p>
      <text:p text:style-name="P21"/>
      <text:p text:style-name="P22">Vamos a utilizar el aspect ratio para que el navegador sepa con antelación cuanto espacio necesita para renderizar la imagen y así mejora el CLS. <text:span text:style-name="T29">Si el navegador no sabe anchos y altos de las imagenes el espacio para la imagen no podrá ser asignado a ésta hasta que la imagen no empiece a descargarse. Esto se puede arreglar con el aspect-ratio que indica las proporciones de la imagen </text:span><text:span text:style-name="T30">siempre y cuando sepamos una de las dimensines de la imagen (el alto o el ancho </text:span><text:span text:style-name="T31">aun y que sea en medidas relativas como es en nuestro caso</text:span><text:span text:style-name="T30">)</text:span><text:span text:style-name="T29">. </text:span><text:span text:style-name="T31">Hemos puesto un aspect-ratio de 4/3 que es el formato aproximado que ya se veía. Vemos que realmente el navegador ahora sí es capaz de calcular las dimensiones de la imagen antes del renderizado porque el espacio lo pinta de color blanco en la pantalla (con valocidad 3G para poder observa esto desde las herramientas de navegador)</text:span><text:span text:style-name="T29"> </text:span></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48"><text:span text:style-name="T27">C</text:span>ategorías Movil</text:p>
      <text:p text:style-name="P35"/>
      <text:p text:style-name="P19">Publica imágenes con formatos de próxima generación.</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oft-page-break/><text:span text:style-name="T5"/></text:p>
      <text:p text:style-name="P18"><text:span text:style-name="T5"/></text:p>
      <text:p text:style-name="P18"><text:span text:style-name="T5"/></text:p>
      <text:p text:style-name="P49"><text:span text:style-name="T27">P</text:span>resentación Escritorio</text:p>
      <text:p text:style-name="P36"/>
      <text:p text:style-name="P36"/>
      <text:p text:style-name="P23">Evita las animaciones no compuestas. <text:s/>Lo demás todo igual</text:p>
      <text:p text:style-name="P23"/>
      <text:p text:style-name="P23">Las animaciones no compuestas pueden aparecer entrecortadas e incrementar el CLS.</text:p>
      <text:p text:style-name="P23"/>
      <text:p text:style-name="P24">Las imágenes de background tardadn mucho en cargarse.</text:p>
      <text:p text:style-name="P24"/>
      <text:p text:style-name="P24"/>
      <text:p text:style-name="P50">Presentación movil</text:p>
      <text:p text:style-name="P25"/>
      <text:p text:style-name="P25"/>
      <text:p text:style-name="P26">Evita tareas largas del hilo principal. Afecta a la metrica TBT.</text:p>
      <text:p text:style-name="P26"/>
      <text:p text:style-name="P26"/>
      <text:p text:style-name="P26"/>
      <text:p text:style-name="P51">Enlaces escritorio</text:p>
      <text:p text:style-name="P51"/>
      <text:p text:style-name="P27">Nada nuevo</text:p>
      <text:p text:style-name="P51"/>
      <text:p text:style-name="P51"/>
      <text:p text:style-name="P51"/>
      <text:p text:style-name="P51">Enlaces movil</text:p>
      <text:p text:style-name="P51"/>
      <text:p text:style-name="P44"><text:span text:style-name="T17">El elemento main de la página de enlaces provoca un </text:span><text:span text:style-name="T18">importante</text:span><text:span text:style-name="T17"> CLS al cargar el bloque de los enlaces </text:span><text:span text:style-name="T18">(de 0.223)</text:span><text:span text:style-name="T17">. </text:span><text:span text:style-name="T19">De hecho este parámetro está en rojo en el PSI.</text:span></text:p>
      <text:p text:style-name="P44"><text:span text:style-name="T19"/></text:p>
      <text:p text:style-name="P53"><text:span text:style-name="T19">E</text:span><text:span text:style-name="T16">ñ último elemento de enlace de cabrito a la norteña supone un LCP en naranja.</text:span></text:p>
      <text:p text:style-name="P28"/>
      <text:p text:style-name="P28"/>
      <text:p text:style-name="P28"/>
      <text:p text:style-name="P28"/>
      <text:p text:style-name="P28"/>
      <text:p text:style-name="P28"/>
      <text:p text:style-name="P28"/>
      <text:p text:style-name="P28"/>
      <text:p text:style-name="P28"/>
      <text:p text:style-name="P28"/>
      <text:p text:style-name="P27"/>
      <text:p text:style-name="P27"><text:soft-page-break/></text:p>
      <text:p text:style-name="P51">detalle escritorio</text:p>
      <text:p text:style-name="P51"/>
      <text:p text:style-name="P52"/>
      <text:p text:style-name="P52"/>
      <text:p text:style-name="P29">Asegurarse de que la fuente sea siempre visible. Ya lo hacemos. No entiendo porque lo pone.</text:p>
      <text:p text:style-name="P51"/>
      <text:p text:style-name="P29">El CLS esta en naranja.</text:p>
      <text:p text:style-name="P29"/>
      <text:p text:style-name="P30">Comenta que lo recursos de youtube pueden cargarse en diferido.</text:p>
      <text:p text:style-name="P30"/>
      <text:p text:style-name="P30"/>
      <text:p text:style-name="P32">Instalamos </text:p>
      <text:p text:style-name="P32"/>
      <text:p text:style-name="P32">lite-youtube-embed</text:p>
      <text:p text:style-name="P32"><text:s/>mediante</text:p>
      <text:p text:style-name="P32"/>
      <text:p text:style-name="P32"/>
      <text:p text:style-name="P32"><text:span text:style-name="Source_20_Text">npm i lite-youtube-embed</text:span></text:p>
      <text:p text:style-name="P32"><text:span text:style-name="Source_20_Text"/></text:p>
      <text:p text:style-name="P32"><text:span text:style-name="Source_20_Text"/></text:p>
      <text:p text:style-name="P38"><text:span text:style-name="Source_20_Text"><text:span text:style-name="T33">La hoja de estilos es muy pequeña y tiene muy poco peso así que la cargamos asíncronamente.</text:span></text:span></text:p>
      <text:p text:style-name="P38"><text:span text:style-name="Source_20_Text"><text:span text:style-name="T33"/></text:span></text:p>
      <text:p text:style-name="P39"><text:span text:style-name="Source_20_Text"><text:span text:style-name="T34">El JS de lite-youtube-embed</text:span></text:span></text:p>
      <text:p text:style-name="P32"><text:span text:style-name="Source_20_Text"><text:span text:style-name="T32"/></text:span></text:p>
      <text:p text:style-name="P32"><text:span text:style-name="Source_20_Text"/></text:p>
      <text:p text:style-name="P32"><text:span text:style-name="Source_20_Text"/></text:p>
      <text:p text:style-name="P30"/>
      <text:p text:style-name="P31">La imagen de detalle contribuye a un mal CLS, pero ya le hemos puesto medidas mediante aspect-ratio como resolució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detalle movil</text:p>
      <text:p text:style-name="P50"/>
      <text:p text:style-name="P26"/>
      <text:p text:style-name="P26"/>
      <text:p text:style-name="P33">Asegurate de que el texto sea visible mientras se carga la fuente.</text:p>
      <text:p text:style-name="P23"/>
      <text:p text:style-name="P23"/>
      <text:p text:style-name="P23"/>
      <text:p text:style-name="P36"/>
      <text:p text:style-name="P37"/>
      <text:p text:style-name="P18"><text:span text:style-name="T5"/></text:p>
      <text:p text:style-name="P18"><text:span text:style-name="T5"/></text:p>
      <text:p text:style-name="P18"><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0T19:19:00.024015625</meta:creation-date>
    <dc:date>2021-06-10T22:13:48.047865364</dc:date>
    <meta:editing-duration>PT2H44M12S</meta:editing-duration>
    <meta:editing-cycles>47</meta:editing-cycles>
    <meta:generator>LibreOffice/6.4.7.2$Linux_X86_64 LibreOffice_project/40$Build-2</meta:generator>
    <meta:document-statistic meta:table-count="0" meta:image-count="0" meta:object-count="0" meta:page-count="6" meta:paragraph-count="53" meta:word-count="832" meta:character-count="5275" meta:non-whitespace-character-count="4485"/>
  </office:meta>
</office:document-meta>
</file>